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a4cd" officeooo:paragraph-rsid="0018a4cd"/>
    </style:style>
    <style:style style:name="P2" style:family="paragraph" style:parent-style-name="Standard">
      <style:text-properties officeooo:rsid="00194057" officeooo:paragraph-rsid="00194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quivo v1</text:p>
      <text:p text:style-name="P2">Arquivo V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20:23:24.762000000</meta:creation-date>
    <dc:date>2017-08-11T20:29:09.151000000</dc:date>
    <meta:editing-duration>PT4M58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" meta:word-count="4" meta:character-count="20" meta:non-whitespace-character-count="18"/>
  </office:meta>
</office:document-meta>
</file>